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z-Principiodelformulario" style:master-page-name="MP0" style:family="paragraph">
      <style:paragraph-properties fo:break-before="page"/>
      <style:text-properties style:font-name-complex="Times New Roman" text:display="true"/>
    </style:style>
    <style:style style:name="P2" style:parent-style-name="z-Principiodelformulario" style:family="paragraph">
      <style:paragraph-properties fo:text-align="start"/>
      <style:text-properties style:font-name-complex="Times New Roman"/>
    </style:style>
    <style:style style:name="TableColumn4" style:family="table-column">
      <style:table-column-properties style:column-width="0.5666in" style:use-optimal-column-width="false"/>
    </style:style>
    <style:style style:name="TableColumn5" style:family="table-column">
      <style:table-column-properties style:column-width="0.7875in" style:use-optimal-column-width="false"/>
    </style:style>
    <style:style style:name="TableColumn6" style:family="table-column">
      <style:table-column-properties style:column-width="0.3513in" style:use-optimal-column-width="false"/>
    </style:style>
    <style:style style:name="TableColumn7" style:family="table-column">
      <style:table-column-properties style:column-width="3.0729in" style:use-optimal-column-width="false"/>
    </style:style>
    <style:style style:name="TableColumn8" style:family="table-column">
      <style:table-column-properties style:column-width="0.6118in" style:use-optimal-column-width="false"/>
    </style:style>
    <style:style style:name="TableColumn9" style:family="table-column">
      <style:table-column-properties style:column-width="0.393in" style:use-optimal-column-width="false"/>
    </style:style>
    <style:style style:name="Table3" style:family="table">
      <style:table-properties style:width="5.7833in" fo:margin-left="-0.07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background-color="#95B3D7" fo:padding-top="0in" fo:padding-left="0.075in" fo:padding-bottom="0in" fo:padding-right="0.075in"/>
    </style:style>
    <style:style style:name="P1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3" style:family="table-cell">
      <style:table-cell-properties fo:border="0.0034in solid #000000" fo:background-color="#95B3D7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34in solid #000000" fo:background-color="#DBE5F1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8" style:family="table-cell">
      <style:table-cell-properties fo:border="0.0034in solid #000000" fo:padding-top="0in" fo:padding-left="0.075in" fo:padding-bottom="0in" fo:padding-right="0.075in"/>
    </style:style>
    <style:style style:name="P19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20" style:family="table-row">
      <style:table-row-properties style:min-row-height="0.2534in" style:use-optimal-row-height="false"/>
    </style:style>
    <style:style style:name="TableCell21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padding-top="0in" fo:padding-left="0.075in" fo:padding-bottom="0in" fo:padding-right="0.075in"/>
    </style:style>
    <style:style style:name="P25" style:parent-style-name="Standard" style:list-style-name="LFO2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6" style:parent-style-name="Standard" style:list-style-name="LFO2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7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TableRow28" style:family="table-row">
      <style:table-row-properties style:min-row-height="0.2437in" style:use-optimal-row-height="false"/>
    </style:style>
    <style:style style:name="TableCell29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34in solid #000000" fo:padding-top="0in" fo:padding-left="0.075in" fo:padding-bottom="0in" fo:padding-right="0.075in"/>
    </style:style>
    <style:style style:name="P33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4" style:family="table-row">
      <style:table-row-properties style:min-row-height="0.2895in" style:use-optimal-row-height="false"/>
    </style:style>
    <style:style style:name="TableCell35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0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2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4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46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7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49" style:family="table-row">
      <style:table-row-properties style:min-row-height="0.1215in" style:use-optimal-row-height="false"/>
    </style:style>
    <style:style style:name="TableCell50" style:family="table-cell">
      <style:table-cell-properties fo:border="0.0034in solid #000000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52" style:family="table-cell">
      <style:table-cell-properties fo:border="0.0034in solid #000000" fo:padding-top="0in" fo:padding-left="0.075in" fo:padding-bottom="0in" fo:padding-right="0.075in"/>
    </style:style>
    <style:style style:name="P53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9pt" style:font-size-asian="9pt" style:font-size-complex="9pt"/>
    </style:style>
    <style:style style:name="TableCell54" style:family="table-cell">
      <style:table-cell-properties fo:border="0.0034in solid #000000" fo:padding-top="0in" fo:padding-left="0.075in" fo:padding-bottom="0in" fo:padding-right="0.075in"/>
    </style:style>
    <style:style style:name="P55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56" style:family="table-cell">
      <style:table-cell-properties fo:border="0.0034in solid #000000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58" style:family="table-cell">
      <style:table-cell-properties fo:border="0.0034in solid #000000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60" style:family="table-row">
      <style:table-row-properties style:min-row-height="0.1215in"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6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4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9pt" style:font-size-asian="9pt" style:font-size-complex="9pt"/>
    </style:style>
    <style:style style:name="TableCell6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6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6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6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71" style:family="table-row">
      <style:table-row-properties style:min-row-height="0.2111in" style:use-optimal-row-height="false"/>
    </style:style>
    <style:style style:name="TableCell72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74" style:family="table-row">
      <style:table-row-properties style:min-row-height="0.2833in" style:use-optimal-row-height="false"/>
    </style:style>
    <style:style style:name="TableCell75" style:family="table-cell">
      <style:table-cell-properties fo:border="0.0034in solid #000000" fo:padding-top="0in" fo:padding-left="0.075in" fo:padding-bottom="0in" fo:padding-right="0.075in"/>
    </style:style>
    <style:style style:name="P76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P77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Row78" style:family="table-row">
      <style:table-row-properties style:min-row-height="0.3152in" style:use-optimal-row-height="false"/>
    </style:style>
    <style:style style:name="TableCell79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34in solid #000000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84" style:parent-style-name="z-Finaldelformulario" style:family="paragraph">
      <style:text-properties style:font-name-complex="Times New Roman"/>
    </style:style>
    <style:style style:name="P85" style:parent-style-name="Standard" style:family="paragraph">
      <style:text-properties style:font-name="Spranq eco sans" style:font-name-asian="Spranq eco sans" style:font-name-complex="Spranq eco sans"/>
    </style:style>
  </office:automatic-styles>
  <office:body>
    <office:text text:use-soft-page-breaks="true">
      <text:p text:style-name="P1"/>
      <text:p text:style-name="P2">Principio del formulario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Identificador</text:p>
          </table:table-cell>
          <table:covered-table-cell/>
          <table:table-cell table:style-name="TableCell13" table:number-columns-spanned="4">
            <text:p text:style-name="P14">Descripción de la acción de alto nivel</text:p>
          </table:table-cell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2">
            <text:p text:style-name="P17">AC-009</text:p>
          </table:table-cell>
          <table:covered-table-cell/>
          <table:table-cell table:style-name="TableCell18" table:number-columns-spanned="4">
            <text:p text:style-name="P19">Permite realizar la acción de<text:s/>la carta Salarios</text:p>
          </table:table-cell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6">
            <text:p text:style-name="P22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 table:number-columns-spanned="6">
            <text:list text:style-name="LFO2" text:continue-numbering="true">
              <text:list-item>
                <text:p text:style-name="P25">Mueve al jugador</text:p>
              </text:list-item>
              <text:list-item>
                <text:p text:style-name="P26">Paga los salarios correspondientes</text:p>
              </text:list-item>
            </text:list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6">
            <text:p text:style-name="P30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1">
          <table:table-cell table:style-name="TableCell32" table:number-columns-spanned="6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6">
            <text:p text:style-name="P36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>
            <text:p text:style-name="P39">Paso</text:p>
          </table:table-cell>
          <table:table-cell table:style-name="TableCell40" table:number-columns-spanned="2">
            <text:p text:style-name="P41">Clase</text:p>
          </table:table-cell>
          <table:covered-table-cell/>
          <table:table-cell table:style-name="TableCell42">
            <text:p text:style-name="P43">Método</text:p>
          </table:table-cell>
          <table:table-cell table:style-name="TableCell44">
            <text:p text:style-name="P45">Mem.</text:p>
            <text:p text:style-name="P46">Técn.</text:p>
          </table:table-cell>
          <table:table-cell table:style-name="TableCell47">
            <text:p text:style-name="P48">IU</text:p>
          </table:table-cell>
        </table:table-row>
        <table:table-row table:style-name="TableRow49">
          <table:table-cell table:style-name="TableCell50">
            <text:p text:style-name="P51">1</text:p>
          </table:table-cell>
          <table:table-cell table:style-name="TableCell52" table:number-columns-spanned="2">
            <text:p text:style-name="P53">ActionCardImpl</text:p>
          </table:table-cell>
          <table:covered-table-cell/>
          <table:table-cell table:style-name="TableCell54">
            <text:p text:style-name="P55">[void] movePlayer (move:<text:s/>Integer)</text:p>
          </table:table-cell>
          <table:table-cell table:style-name="TableCell56">
            <text:p text:style-name="P57">AC-001</text:p>
          </table:table-cell>
          <table:table-cell table:style-name="TableCell58">
            <text:p text:style-name="P59">NO</text:p>
          </table:table-cell>
        </table:table-row>
        <table:table-row table:style-name="TableRow60">
          <table:table-cell table:style-name="TableCell61">
            <text:p text:style-name="P62">2</text:p>
          </table:table-cell>
          <table:table-cell table:style-name="TableCell63" table:number-columns-spanned="2">
            <text:p text:style-name="P64">CircusTrainGame</text:p>
          </table:table-cell>
          <table:covered-table-cell/>
          <table:table-cell table:style-name="TableCell65">
            <text:p text:style-name="P66">[void]<text:s/>toPay(player:Player,multiplicator:Integer)</text:p>
          </table:table-cell>
          <table:table-cell table:style-name="TableCell67">
            <text:p text:style-name="P68"/>
          </table:table-cell>
          <table:table-cell table:style-name="TableCell69">
            <text:p text:style-name="P70">NO</text:p>
          </table:table-cell>
        </table:table-row>
        <table:table-row table:style-name="TableRow71">
          <table:table-cell table:style-name="TableCell72" table:number-columns-spanned="6">
            <text:p text:style-name="P73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6">
            <text:p text:style-name="P76">[void] execute<text:s/>(gameState:GameState);</text:p>
            <text:p text:style-name="P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">
          <table:table-cell table:style-name="TableCell79" table:number-columns-spanned="6">
            <text:p text:style-name="P80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1">
          <table:table-cell table:style-name="TableCell82" table:number-columns-spanned="6">
            <text:p text:style-name="P8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es" style:country-complex="E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text-autospace="ideograph-alpha" style:vertical-align="auto" fo:margin-bottom="0.1388in"/>
      <style:text-properties style:font-name="Cambria" style:font-name-asian="Cambria" style:font-name-complex="Cambria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z-Finaldelformulario" style:display-name="z-Final del formulario" style:family="paragraph" style:parent-style-name="Standard" style:next-style-name="Standard">
      <style:paragraph-properties fo:border-top="0.0034in solid #000000" fo:border-left="none" fo:border-bottom="none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z-Principiodelformulario" style:display-name="z-Principio del formulario" style:family="paragraph" style:parent-style-name="Standard" style:next-style-name="Standard">
      <style:paragraph-properties fo:border-top="none" fo:border-left="none" fo:border-bottom="0.0034in solid #000000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z-FinaldelformularioCar" style:display-name="z-Final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z-PrincipiodelformularioCar" style:display-name="z-Principio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NumberingSymbols" style:display-name="Numbering Symbols" style:family="text"/>
    <text:list-style style:name="RTF_Num2" style:display-name="RTF_Num 2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38in" fo:page-height="11.6944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esinas</meta:initial-creator>
    <dc:creator>Antonio</dc:creator>
    <meta:creation-date>2009-10-28T11:34:00Z</meta:creation-date>
    <dc:date>2011-01-16T18:39:00Z</dc:date>
    <meta:template xlink:href="Normal" xlink:type="simple"/>
    <meta:editing-cycles>15</meta:editing-cycles>
    <meta:editing-duration>PT10320S</meta:editing-duration>
    <meta:document-statistic meta:page-count="1" meta:paragraph-count="1" meta:word-count="87" meta:character-count="565" meta:row-count="3" meta:non-whitespace-character-count="479"/>
  </office:meta>
</office:document-meta>
</file>